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29413" officeooo:paragraph-rsid="00029413"/>
    </style:style>
    <style:style style:name="P2" style:family="paragraph" style:parent-style-name="Standard">
      <style:text-properties fo:font-weight="bold" officeooo:rsid="00029413" officeooo:paragraph-rsid="00029413" style:font-weight-asian="bold" style:font-weight-complex="bold"/>
    </style:style>
    <style:style style:name="P3" style:family="paragraph" style:parent-style-name="Standard">
      <style:text-properties fo:font-weight="bold" officeooo:rsid="00046ed5" officeooo:paragraph-rsid="00046ed5" style:font-weight-asian="bold" style:font-weight-complex="bold"/>
    </style:style>
    <style:style style:name="P4" style:family="paragraph" style:parent-style-name="Standard">
      <style:text-properties fo:font-weight="bold" officeooo:rsid="00059056" officeooo:paragraph-rsid="00059056" style:font-weight-asian="bold" style:font-weight-complex="bold"/>
    </style:style>
    <style:style style:name="P5" style:family="paragraph" style:parent-style-name="Standard">
      <style:text-properties fo:font-weight="bold" officeooo:rsid="000aa0c4" officeooo:paragraph-rsid="000aa0c4" style:font-weight-asian="bold" style:font-weight-complex="bold"/>
    </style:style>
    <style:style style:name="P6" style:family="paragraph" style:parent-style-name="Standard">
      <style:text-properties officeooo:rsid="00046ed5" officeooo:paragraph-rsid="00046ed5"/>
    </style:style>
    <style:style style:name="P7" style:family="paragraph" style:parent-style-name="Standard">
      <style:text-properties fo:font-weight="normal" officeooo:rsid="000aa0c4" officeooo:paragraph-rsid="000aa0c4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59056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История развития видеокарт</text:p>
      <text:p text:style-name="P1"/>
      <text:p text:style-name="P1">Изначально видеокарта была устройством предназначенным для преобразования графического образа из памяти компьютера в вид, пригодный для отображения на экране монитора. Со временем к преобразованию графического образа на видеокарту была возложена задача обработки и формирования графического образа. Так возник ``графический ускоритель''.</text:p>
      <text:p text:style-name="P1"/>
      <text:p text:style-name="P1">В 1981 году был выпущен один из самых ранних графических адаптеров в истории вычислительной техники --- MDA (Monochrome Display Adapter) для компьютеров фирмы IBM PC. Данный адаптер поддерживал только текстовый режим с разрешением 80x25 символов, помимо просто текста поддерживались текстовые атрибуты: обычный, яркий, инверсный, подчёркнутый и мигающий. Какой либо графической или цветовой информации данный адаптер обрабатывать не мог, под цветностью тогда понималось лишь свечение люминофора электронно-лучевой трубки. Последующим развитием адаптера MDA стал видеоадаптер HGC (Hercules Graphics Controller) созданный в 1982 году фирмой Hercules. Адаптер HGC поддерживал графическое разрешение 720x348 точек и две графические страницы. Поддержки цветов всё ещё не было.</text:p>
      <text:p text:style-name="P1"/>
      <text:p text:style-name="P1">Пионером в цветном изображении стала видеокарта CGA (Color Graphics Adapter) от фирмы IBM. В текстовом режиме существовало два разрешения: 40x25символов и 80x25 символов (на каждый символ приходилась матрица 8x8 точек) с 256 символами. На каждое знакоместо приходилось 16 цветов и 16 цветов фона (либо 8 цветов фона и атрибут мигания). В графическом режиме также было два разрешения: 320x200 точек (цветность: четыре палитры по четыре цвета каждая) и 640x200 точек (данный режим был монохромным). Развитием этого адаптера стал адаптер EGA (Enhanced Graphics Adapter) с палитрой в 64 цвета.</text:p>
      <text:p text:style-name="P1"/>
      <text:p text:style-name="P1">В 1987 году IBM создала компонентный видеоинтерфейс VGA (Video Graphics Array). Добавлены: текстовое разрешение 720x400 и графический режим 640x480.</text:p>
      <text:p text:style-name="P1"/>
      <text:p text:style-name="P1">В 1991 году появилось SVGA (Super VGA) --- расширение VGA с более высокими режимами и дополнительными возможностями, например, задание произвольной частоты кадров. Число цветов стало равно 65536 (High Color, 16 bit) и 16777216 (True Color, 24 bit).</text:p>
      <text:p text:style-name="P1"/>
      <text:p text:style-name="P1"/>
      <text:p text:style-name="P2">Устройство видеокарты</text:p>
      <text:p text:style-name="P1"/>
      <text:p text:style-name="P1">1. Графический процессор</text:p>
      <text:p text:style-name="P1"/>
      <text:p text:style-name="P1">Графический процессор (Graphics processing unit (GPU) — графическое процессорное устройство) занимается расчётами выводимого изображения, освобождая от этой обязанности центральный процессор, производит расчёты для обработки команд трёхмерной графики. Является основой графической платы, именно от него зависят быстродействие и возможности всего устройства. Современные графические процессоры по сложности мало чем уступают центральному процессору компьютера, и зачастую превосходят его как по числу транзисторов, так и по вычислительной мощности, благодаря большому числу универсальных вычислительных блоков.</text:p>
      <text:p text:style-name="P1"/>
      <text:p text:style-name="P1">2. Видеоконтроллер</text:p>
      <text:p text:style-name="P1"/>
      <text:p text:style-name="P1">Видеоконтроллер отвечает за формирование изображения в видеопамяти и осуществляет обработку запросов центрального процессора. Современные графические адаптеры (AMD, <text:soft-page-break/>Nvidia) обычно имеют не менее двух видеоконтроллеров, работающих независимо друг от друга и управляющих одновременно одним или несколькими дисплеями каждый.</text:p>
      <text:p text:style-name="P1"/>
      <text:p text:style-name="P1">3. Видео-ПЗУ</text:p>
      <text:p text:style-name="P1"/>
      <text:p text:style-name="P1">Видео-ПЗУ (Video ROM) — постоянное запоминающее устройство (ПЗУ), в которое записаны BIOS видеокарты, экранные шрифты, служебные таблицы и т. п. ПЗУ не используется видеоконтроллером напрямую — к нему обращается только центральный процессор.</text:p>
      <text:p text:style-name="P1"/>
      <text:p text:style-name="P1">4. Видео-ОЗУ</text:p>
      <text:p text:style-name="P1"/>
      <text:p text:style-name="P1">Видеопамять выполняет функцию кадрового буфера, в котором хранится изображение, генерируемое и постоянно изменяемое графическим процессором и выводимое на экран монитора (или нескольких мониторов). В видеопамяти хранятся также промежуточные невидимые на экране элементы изображения и другие данные. Видеопамять бывает нескольких типов, различающихся по скорости доступа и рабочей частоте.</text:p>
      <text:p text:style-name="P1"/>
      <text:p text:style-name="P1"><text:span text:style-name="T1">Разница между CPU и GPU в параллельных расчётах</text:span></text:p>
      <text:p text:style-name="P1"/>
      <text:p text:style-name="P1">В видеочипах Nvidia основной блок — это мультипроцессор с восемью-десятью ядрами и сотнями ALU в целом, несколькими тысячами регистров и небольшим количеством разделяемой общей памяти. Кроме того, видеокарта содержит быструю глобальную память с доступом к ней всех мультипроцессоров, локальную память в каждом мультипроцессоре, а также специальную память для констант.</text:p>
      <text:p text:style-name="P1"/>
      <text:p text:style-name="P1">Самое главное — эти несколько ядер мультипроцессора в GPU являются SIMD (одиночный поток команд, множество потоков данных) ядрами. И эти ядра исполняют одни и те же инструкции одновременно, такой стиль программирования является обычным для графических алгоритмов и многих научных задач, но требует специфического программирования. Зато такой подход позволяет увеличить количество исполнительных блоков за счёт их упрощения.</text:p>
      <text:p text:style-name="P1"/>
      <text:p text:style-name="P1">CPU созданы для исполнения одного потока последовательных инструкций с максимальной производительностью, а GPU проектируются для быстрого исполнения большого числа параллельно выполняемых потоков инструкций. Универсальные процессоры оптимизированы для достижения высокой производительности единственного потока команд, обрабатывающего и целые числа и числа с плавающей точкой. При этом доступ к памяти случайный. </text:p>
      <text:p text:style-name="P1"/>
      <text:p text:style-name="P1">У видеочипов работа простая и распараллеленная изначально. Видеочип принимает на входе группу полигонов, проводит все необходимые операции, и на выходе выдаёт пиксели. Обработка полигонов и пикселей независима, их можно обрабатывать параллельно, отдельно друг от друга. Поэтому, из-за изначально параллельной организации работы в GPU используется большое количество исполнительных блоков, которые легко загрузить, в отличие от последовательного потока инструкций для CPU. Кроме того, современные GPU также могут исполнять больше одной инструкции за такт (dual issue).</text:p>
      <text:p text:style-name="P1"/>
      <text:p text:style-name="P1">Как Nvidia, так и ATI поддерживают реализацию быстрого вычисления основных математических функций за один такт. К основным математическим функциям относятся: квадратный корень, экспонента, логарифм, синус, косинус и ряд других функций.</text:p>
      <text:p text:style-name="P1"/>
      <text:p text:style-name="P1"><text:soft-page-break/><text:span text:style-name="T2">Н</text:span>а видеокартах применяется более быстрая память, и в результате видеочипам доступна в разы большая пропускная способность памяти, что также весьма важно для параллельных расчётов, оперирующих с огромными потоками данных.</text:p>
      <text:p text:style-name="P1"/>
      <text:p text:style-name="P1">Возможность работы с тысячами потоков накладывает свои ограничения: из-за большого количества потоков становится невозможным дать ядрам большую локальную память, ведь в этом случае вся временная память видеокарты будет уходить на обслуживание ядер. Поэтому у ядер маленькое стековое пространство, а следовательно, функции, исполняемые ядрами, не могут использовать рекурсию. Эмуляция стека за счёт памяти видеокарты возможна, но ограничена небольшим количеством итераций и является нетипичной для GPU.</text:p>
      <text:p text:style-name="P1"/>
      <text:p text:style-name="P1">Вкратце можно сказать, что в отличие от современных универсальных CPU, видеочипы предназначены для параллельных вычислений с большим количеством арифметических операций. И значительно большее число транзисторов GPU работает по прямому назначению — обработке массивов данных, а не управляет исполнением (flow control) немногочисленных последовательных вычислительных потоков. </text:p>
      <text:p text:style-name="P1"/>
      <text:p text:style-name="P1">Параллельные вычисления на GPU начали активно развиваться с появлением шейдеров --- специальных программ предназначенных для работы на GPU. Тогда же появился компилятор языка Brook --- BrookGPU. BrookGPU облегчал программистам работу с шейдерами. Компилятор обрабатывал файлы с расширением .br и C++ программами давая на выходе скомпилированную программу работающую через DirectX или OpenGL.</text:p>
      <text:p text:style-name="P1"/>
      <text:p text:style-name="P1">Компании Nvidia и ATI увидели возможный потенциал BrookGPU и начали разрабатывать свои аналогичные проекты. Таким образом у Nvidia появился проект CUDA (Compute Unified Device Architecture), а у ATI --- CTM (Close-to-the-Metal) который был началом для AMD FireStream.</text:p>
      <text:p text:style-name="P1"/>
      <text:p text:style-name="P3">Nvidia CUDA</text:p>
      <text:p text:style-name="P6"/>
      <text:p text:style-name="P6">В основе программного интерфейса CUDA лежит расширенный язык Си. Для трансляции текста программы в исполняемые файлы используется компилятор nvcc, созданный на основе открытого компилятора Open64.</text:p>
      <text:p text:style-name="P6"/>
      <text:p text:style-name="P6">Обычная процедура работы с GPU выглядит следующим образом: блок геометрии вычисляет треугольники, блок растеризации вычисляет пиксели которые в дальнейшем будут отображены на экране</text:p>
      <text:p text:style-name="P6"/>
      <text:p text:style-name="P6">Поэтому использование GPGPU являлось достаточно трудоёмким процессом. Ранние методы работы с графическим процессором были нетривиальными приёмами вследствии чего были крайне неудобными. Данные представлялись изображениями (текстурами), а алгоритмы --- процессами растеризации.</text:p>
      <text:p text:style-name="P6"/>
      <text:p text:style-name="P6">CUDA представляла ряд удобств, вместо непосредственной работы с GPU:</text:p>
      <text:p text:style-name="P6"/>
      <text:p text:style-name="P6"><text:s/>- интерфейс программирования приложений CUDA основан на стандартном языке программирования Си с расширениями, что упрощает процесс изучения и внедрения архитектуры CUDA;</text:p>
      <text:p text:style-name="P6">- более эффективная передача данных между системной и видеопамятью;</text:p>
      <text:p text:style-name="P6">- отсутствие необходимости в графических API с избыточностью и накладными расходами;</text:p>
      <text:p text:style-name="P6">- линейная адресация памяти, возможность записи по произвольным адресам;</text:p>
      <text:p text:style-name="P6">- аппаратная поддержка целочисленных и битовых операций.</text:p>
      <text:p text:style-name="P6"><text:soft-page-break/></text:p>
      <text:p text:style-name="P6">Основные недостатки CUDA:</text:p>
      <text:p text:style-name="P6"/>
      <text:p text:style-name="P6">- отсутствие поддержки рекурсии для выполняемых функций;</text:p>
      <text:p text:style-name="P6">- минимальная ширина блока в 32 потока;</text:p>
      <text:p text:style-name="P6">- закрытая архитектура CUDA, принадлежащая Nvidia.</text:p>
      <text:p text:style-name="P6"/>
      <text:p text:style-name="P4">AMD FireStream</text:p>
      <text:p text:style-name="P4"><text:span text:style-name="T3"/></text:p>
      <text:p text:style-name="P4"><text:span text:style-name="T3">Хотя цели видеокарт что у ATI, что у Nvidia одни и те же, но подходы к внутренней архитектуре всё же различаются. В первую очередь это касается основной вычислительной единицы: у Nvidia блок вычисления называется ``warp'' и состоит из 32-х нитей, у ATI блок называется ``wave front'' и состоит из 64-х нитей. Но данное различие не принципиально, практически любую программу для вычисления на GPU можно переписать для использования другого количества нитей.</text:span></text:p>
      <text:p text:style-name="P4"><text:span text:style-name="T3"/></text:p>
      <text:p text:style-name="P4"><text:span text:style-name="T3">Более важным отличием AMD является применение технологии ``VLIW'' --- Very Long Instruction Word. В графических процессорах Nvidia используются простые скалярные инструкции для работы со скалярными регистрами. В архитектуре ATI задействованы 128 битные векторные регистры.</text:span></text:p>
      <text:p text:style-name="P4"><text:span text:style-name="T3"/></text:p>
      <text:p text:style-name="P4"><text:span text:style-name="T3">Производительность операций на видеокартах ATI при работе над числами одинарной точности достигает нескольких терафлопов благодаря векторным инструкциям.</text:span></text:p>
      <text:p text:style-name="P4"><text:span text:style-name="T3"/></text:p>
      <text:p text:style-name="P4"><text:span text:style-name="T3">Ещё одним отличием подхода ATI от Nvidia является использование особого формата расположения инструкций в двоичной коде программы. У ATI инструкции расположены не традиционно (по тексту исходного кода программы), а секционно.</text:span></text:p>
      <text:p text:style-name="P4"><text:span text:style-name="T3"/></text:p>
      <text:p text:style-name="P4"><text:span text:style-name="T3">Прежде всего идёт секция с набором инструкций условных переходов, в них содержатся ссылки на секции арифметических инструкций не содержащих переходов. В секциях с арифметическими операциями (VLIW bundles --- связки VLIW-инструкций) содержатся только арифметические инструкции над данными из регистров и/или локальной памяти. Таким образом становится проще управлять потоком инструкций и доставлять их к устройствам-исполнителям. Кроме того имеются секции для инструкций обращения к памяти.</text:span></text:p>
      <text:p text:style-name="P4"><text:span text:style-name="T3"/></text:p>
      <text:p text:style-name="P4">Применение параллельных вычислений</text:p>
      <text:p text:style-name="P4"><text:span text:style-name="T3"/></text:p>
      <text:p text:style-name="P4">Медицина</text:p>
      <text:p text:style-name="P4"><text:span text:style-name="T3">-В Австралийском национальном университете проводятся исследования развития болезни Паркинсона с помощью методов машинного обучения.</text:span></text:p>
      <text:p text:style-name="P4"><text:span text:style-name="T3">-В стартапе Zebra Medical Vision накопленные данные в клинических исследованиях используются для оценки рисков развития болезней, их предупреждения и помощи в организации и проведении профилактических лечений.</text:span></text:p>
      <text:p text:style-name="P4"><text:span text:style-name="T3">-В нью-йоркской Школе медицины Икана при больнице Маунт-Синай глубокое обучение используется для анализа медицинских карт и определения пациентов, с высоким риском заболевания опасными болезнями в течении года.</text:span></text:p>
      <text:p text:style-name="P4"><text:span text:style-name="T3"/></text:p>
      <text:p text:style-name="P4">Энергетика</text:p>
      <text:p text:style-name="P4"><text:span text:style-name="T3"/></text:p>
      <text:p text:style-name="P4"><text:span text:style-name="T3">-Компания-стартап PowerScout из Калифорнии применяет GPU для прогнозирования, какие домохозяйства могут с большой долей вероятности приобрести солнечные панели. </text:span><text:soft-page-break/><text:span text:style-name="T3">Разработки PowerScout также позволяют определить объём энергии, который можно получить с крыши одного дома. При этом необязательно самостоятельно проводить подсчёты. Необходимые данные извлекаются из коммерческих баз, спутниковых снимков. Также учитываются возможные затенения, например деревья рядом с домами, отбрасывающие тень на крыши.</text:span></text:p>
      <text:p text:style-name="P4"><text:span text:style-name="T3"/></text:p>
      <text:p text:style-name="P4">Астрономия</text:p>
      <text:p text:style-name="P4"><text:span text:style-name="T3">В Университетском колледже Лондона вычисления на GPU используются для определения планет, на которых возможно поддерживать жизнь. Название программы --- RobERt (Robotic Exoplanet Recognition, ``роботизированное распознавание экзопланет'').</text:span></text:p>
      <text:p text:style-name="P4"><text:span text:style-name="T3"/></text:p>
      <text:p text:style-name="P4">Агрономия</text:p>
      <text:p text:style-name="P4"><text:span text:style-name="T3">Немецкая компания PEAT применяет глубокое обучение для создания инструмента для диагностики и лечения болезней растений. Пользователь фотографирует больные растения и загружает полученные изображения в программу PEAT ``Plantix'', после чего получает рекомендации по лечению.</text:span></text:p>
      <text:p text:style-name="P4"><text:span text:style-name="T3"/></text:p>
      <text:p text:style-name="P5">Майнинг</text:p>
      <text:p text:style-name="P7">Завод находится на юго-востоке Москвы, на Волгоградском проспекте. Он объединяет фермы мощностью 20 МВт, которые принадлежат клиентам компании Мариничева Дмитрия Николаевича — они фактически арендуют пространство и электричество под майнинг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rlz  </meta:initial-creator>
    <meta:creation-date>2017-11-19T18:24:12.594718393</meta:creation-date>
    <dc:date>2017-11-22T01:34:35.119142908</dc:date>
    <dc:creator>charlz  </dc:creator>
    <meta:editing-duration>P2DT5H53M47S</meta:editing-duration>
    <meta:editing-cycles>6</meta:editing-cycles>
    <meta:generator>LibreOffice/5.0.6.2$Linux_X86_64 LibreOffice_project/00$Build-2</meta:generator>
    <meta:document-statistic meta:table-count="0" meta:image-count="0" meta:object-count="0" meta:page-count="5" meta:paragraph-count="59" meta:word-count="1572" meta:character-count="12415" meta:non-whitespace-character-count="10892"/>
  </office:meta>
</office:document-meta>
</file>